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800000123A606EB74E9B16E9A.png" manifest:media-type="image/png"/>
  <manifest:file-entry manifest:full-path="Pictures/100000000000015A0000049A2CF58E503E3DAF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8a57b" officeooo:paragraph-rsid="0008a57b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8a57b" officeooo:paragraph-rsid="0008a57b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08a57b" officeooo:paragraph-rsid="0008a57b"/>
    </style:style>
    <style:style style:name="P4" style:family="paragraph" style:parent-style-name="Standard">
      <style:paragraph-properties fo:text-align="start" style:justify-single-word="false" fo:break-before="page"/>
      <style:text-properties style:font-name="Liberation Sans" officeooo:rsid="0008a57b" officeooo:paragraph-rsid="0008a57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chary Thompson</text:p>
      <text:p text:style-name="P2">Lab 22</text:p>
      <text:p text:style-name="P3">Code:</text:p>
      <text:p text:style-name="P3"><draw:frame draw:style-name="fr2" draw:name="Image1" text:anchor-type="char" svg:width="2.7346in" svg:height="9.3984in" draw:z-index="0"><draw:image xlink:href="Pictures/100000000000015A0000049A2CF58E503E3DAF91.png" xlink:type="simple" xlink:show="embed" xlink:actuate="onLoad" draw:mime-type="image/png"/></draw:frame></text:p>
      <text:p text:style-name="P4">Sample Output:</text:p>
      <text:p text:style-name="P3"><draw:frame draw:style-name="fr1" draw:name="Image2" text:anchor-type="char" svg:width="4.6665in" svg:height="2.7193in" draw:z-index="1"><draw:image xlink:href="Pictures/10000000000001F800000123A606EB74E9B16E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7T00:23:16.650211993</meta:creation-date>
    <dc:date>2021-05-07T00:25:14.909873472</dc:date>
    <meta:editing-duration>PT1M59S</meta:editing-duration>
    <meta:editing-cycles>1</meta:editing-cycles>
    <meta:generator>LibreOffice/7.1.3.2$Linux_X86_64 LibreOffice_project/10$Build-2</meta:generator>
    <meta:document-statistic meta:table-count="0" meta:image-count="2" meta:object-count="0" meta:page-count="2" meta:paragraph-count="4" meta:word-count="7" meta:character-count="41" meta:non-whitespace-character-count="38"/>
  </office:meta>
</office:document-meta>
</file>